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text-align="justify" style:justify-single-word="false" style:page-number="auto"/>
    </style:style>
    <style:style style:name="T1" style:family="text">
      <style:text-properties style:font-weight-complex="bold"/>
    </style:style>
    <style:style style:name="T2" style:family="text">
      <style:text-properties officeooo:rsid="001a98e5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1"/>Le <text:span text:style-name="T3">Quartier Libre </text:span>est un espace de coworking <text:bookmark text:name="5"/>créer par <text:span text:style-name="T3">"Le bloc"</text:span>, un prestataire de services, rassemblant 40 entreprises pour un total de 102 résidents repartis sur deux bâtiments :<text:bookmark text:name="p2"/> <text:bookmark text:name="6"/><text:span text:style-name="T3">Les Quartiers Généraux</text:span>, situé au 6 rue Saint-Brice <text:bookmark text:name="p0"/>(fondé en juin 2018 dans les anciens locaux de pôle emploi), et administr<text:span text:style-name="T2">é </text:span>par Virginie FAUCHEUX, <text:bookmark text:name="7"/>dédié à l'entreprenariat et qui ne compte pas moins <text:span text:style-name="T2">de</text:span> 36 entreprises.<text:bookmark text:name="p3"/> Et L<text:span text:style-name="T3">a Petite Halle</text:span>, dirigée par Fiona <text:bookmark text:name="8"/>NEBINGER est située au 53 rue Vernouillet, qui est l'espace événementiel de Quartier Libre et qui compte en temps normal environ une centaine de places assises et 400 places debout.<text:bookmark text:name="p4"/> Néanmoins, depuis la crise sanitaire, le nombre de places a fortement diminué, il compte désormais 150 places assis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avernath</meta:initial-creator>
    <meta:editing-cycles>4</meta:editing-cycles>
    <meta:creation-date>2020-09-30T05:50:00</meta:creation-date>
    <dc:date>2020-09-30T10:02:31.571551879</dc:date>
    <meta:editing-duration>PT10M3S</meta:editing-duration>
    <meta:generator>LibreOffice/6.4.5.2$Linux_X86_64 LibreOffice_project/40$Build-2</meta:generator>
    <meta:document-statistic meta:table-count="0" meta:image-count="0" meta:object-count="0" meta:page-count="1" meta:paragraph-count="1" meta:word-count="121" meta:character-count="740" meta:non-whitespace-character-count="6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